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F000000401BA46CA4A4425801.jpg" manifest:media-type="image/jpeg"/>
  <manifest:file-entry manifest:full-path="Pictures/10000000000002DC0000003ED5F38BEB5995F48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dfe8" officeooo:paragraph-rsid="0000dfe8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dfe8" officeooo:paragraph-rsid="0000dfe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2b565" officeooo:paragraph-rsid="0002b565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060125" officeooo:paragraph-rsid="0006012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60125" officeooo:paragraph-rsid="0006012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02b565"/>
    </style:style>
    <style:style style:name="P7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060125" officeooo:paragraph-rsid="00060125" style:font-weight-asian="normal" style:font-weight-complex="normal"/>
    </style:style>
    <style:style style:name="P8" style:family="paragraph" style:parent-style-name="Standard">
      <style:text-properties officeooo:rsid="000656b9" officeooo:paragraph-rsid="000656b9"/>
    </style:style>
    <style:style style:name="T1" style:family="text">
      <style:text-properties officeooo:rsid="0002b5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b56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b565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2b5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ria práctica de laboratorio 2 Computación paralela (CPA)</text:p>
      <text:p text:style-name="P1"/>
      <text:p text:style-name="P1">Grupo:</text:p>
      <text:p text:style-name="P8">Marc Strange Mongort</text:p>
      <text:p text:style-name="P1">Andreu Mut Portes</text:p>
      <text:p text:style-name="P7"><text:tab/>Se dispone de un programa que restaura una imagen afectada por un ransomware. Dicho programa se puede paralelizar para aumentar su eficiencia. Disponemos de dos imagenes, <text:span text:style-name="T2">peque.ppm</text:span> y <text:span text:style-name="T2">grande.ppm</text:span> sobre las cuales al ejecutar el programa en secuencial se obtienen, respectivamente,<text:span text:style-name="T2"> 0.05 segundos y 57.22 segundos.</text:span></text:p>
      <text:p text:style-name="P5"/>
      <text:p text:style-name="P5"><draw:frame draw:style-name="fr1" draw:name="Imagen1" text:anchor-type="char" svg:x="0cm" svg:y="0.048cm" svg:width="17cm" svg:height="1.512cm" draw:z-index="0"><draw:image xlink:href="Pictures/10000000000002CF000000401BA46CA4A4425801.jpg" xlink:type="simple" xlink:show="embed" xlink:actuate="onLoad" draw:mime-type="image/jpeg"/></draw:frame></text:p>
      <text:p text:style-name="P5"><draw:frame draw:style-name="fr1" draw:name="Imagen2" text:anchor-type="char" svg:x="0cm" svg:y="0.111cm" svg:width="17cm" svg:height="1.439cm" draw:z-index="1"><draw:image xlink:href="Pictures/10000000000002DC0000003ED5F38BEB5995F48F.jpg" xlink:type="simple" xlink:show="embed" xlink:actuate="onLoad" draw:mime-type="image/jpeg"/></draw:frame></text:p>
      <text:p text:style-name="P5"><text:tab/>Éstos tiempos se tomarán como referencia para contrastar las distintas versiones paralelas.</text:p>
      <text:p text:style-name="P5"/>
      <text:p text:style-name="P4">Desarrollo de versiones paralelas</text:p>
      <text:p text:style-name="P3"><text:span text:style-name="T6">Ejercicio 1</text:span>: Fichero <text:span text:style-name="T2">restore1.c , </text:span><text:span text:style-name="T4">paralelizando las funciones “distance” y “swap”.</text:span></text:p>
      <text:p text:style-name="P3"/>
      <text:p text:style-name="P3"/>
      <text:p text:style-name="P3"/>
      <text:p text:style-name="P6"><text:span text:style-name="T7">Ejercicio 2</text:span><text:span text:style-name="T1">: Fichero </text:span><text:span text:style-name="T3">restore2.c , </text:span><text:span text:style-name="T5">paralelizando el cuerpo de la función “process”. “swap” queda paralelizada mientras que “distance” no. </text:span></text:p>
      <text:p text:style-name="P3"/>
      <text:p text:style-name="P3"/>
      <text:p text:style-name="P3"/>
      <text:p text:style-name="P4">Estudio de prestaciones</text:p>
      <text:p text:style-name="P3"><text:span text:style-name="T6">Ejercicio 3</text:span>:</text:p>
      <text:p text:style-name="P3"/>
      <text:p text:style-name="P3"/>
      <text:p text:style-name="P3"><text:span text:style-name="T6">Ejercicio 4</text:span>:</text:p>
      <text:p text:style-name="P3"/>
      <text:p text:style-name="P3"/>
      <text:p text:style-name="P3"><text:span text:style-name="T6">Ejercicio 5</text:span>:</text:p>
      <text:p text:style-name="P3"/>
      <text:p text:style-name="P3"/>
      <text:p text:style-name="P3"><text:span text:style-name="T6">Ejercicio 6</text:span>: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1:24:02.392000000</meta:creation-date>
    <dc:date>2021-10-19T08:04:47.299000000</dc:date>
    <meta:editing-duration>PT25M56S</meta:editing-duration>
    <meta:editing-cycles>6</meta:editing-cycles>
    <meta:generator>LibreOffice/7.0.1.2$Windows_X86_64 LibreOffice_project/7cbcfc562f6eb6708b5ff7d7397325de9e764452</meta:generator>
    <meta:document-statistic meta:table-count="0" meta:image-count="2" meta:object-count="0" meta:page-count="2" meta:paragraph-count="14" meta:word-count="118" meta:character-count="829" meta:non-whitespace-character-count="722"/>
  </office:meta>
</office:document-meta>
</file>